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宋体" svg:font-family="宋体, SimSu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15.085cm" fo:margin-left="-0.217cm" table:align="left" style:writing-mode="lr-tb"/>
    </style:style>
    <style:style style:name="表格1.A" style:family="table-column">
      <style:table-column-properties style:column-width="7.525cm"/>
    </style:style>
    <style:style style:name="表格1.B" style:family="table-column">
      <style:table-column-properties style:column-width="7.56cm"/>
    </style:style>
    <style:style style:name="表格1.1" style:family="table-row">
      <style:table-row-properties style:keep-together="true" fo:keep-together="auto"/>
    </style:style>
    <style:style style:name="表格1.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表格1.B1" style:family="table-cell">
      <style:table-cell-properties style:vertical-align="top" fo:padding-left="0.191cm" fo:padding-right="0.191cm" fo:padding-top="0cm" fo:padding-bottom="0cm" fo:border="0.035cm solid #000000" style:writing-mode="lr-tb"/>
    </style:style>
    <style:style style:name="P1" style:family="paragraph">
      <style:paragraph-properties style:writing-mode="lr-tb"/>
    </style:style>
    <style:style style:name="gr1" style:family="graphic">
      <style:graphic-properties draw:stroke="none" draw:fill="solid" draw:fill-color="#808080" draw:textarea-horizontal-align="left" draw:textarea-vertical-align="top" draw:auto-grow-height="false" fo:padding-top="0.229cm" fo:padding-bottom="0.229cm" fo:padding-left="0.441cm" fo:padding-right="0.441cm" fo:wrap-option="wrap" fo:margin-left="0cm" fo:margin-right="0cm"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2011 HNU E Report</text:h>
      <text:h text:style-name="Heading_20_2" text:outline-level="2">题目</text:h>
      <text:p text:style-name="Standard">The 2011 7th Hunan University Programming Contest</text:p>
      <text:p text:style-name="Standard"/>
      <text:p text:style-name="Standard">Problem E Province Region Competition Team Play</text:p>
      <text:p text:style-name="Standard"><draw:custom-shape text:anchor-type="as-char" draw:z-index="0" draw:style-name="gr1" draw:text-style-name="P1" svg:width="15.828cm" svg:height="0.054cm"><text:p/><draw:enhanced-geometry svg:viewBox="0 0 21600 21600" draw:type="rectangle" draw:enhanced-path="M 0 0 L 21600 0 21600 21600 0 21600 0 0 Z N"/></draw:custom-shape></text:p>
      <text:p text:style-name="Standard">Description</text:p>
      <text:p text:style-name="Standard">As we know, ACM competition is not only based on personal talents, but also team works. A team can be outstanding once it combines these two factors.</text:p>
      <text:p text:style-name="Standard">A school has N ACM contest candidates. The coach wants to select K candidates from N candidates and sends them to Hunan Province Region Competition. We suppose every team has 3 members and every member has a value A that represents the personal skills. Every pair of members has a value W that shows the teamwork skills for that pair. There are 3 members a, b, c in a team then the integral skills of this team represents as following formula: </text:p>
      <text:p text:style-name="Standard">A[a]+A[b]+A[c]+W[a][b]+W[a][c]+W[b][c];</text:p>
      <text:p text:style-name="Standard">In the rules of Province Region Competition, team score is very important. A coach hope to set K teams up and the total team score is maximum.</text:p>
      <text:p text:style-name="Standard">Can you figure out what the maximum score of K teams if reasonably choosing team members from contest candidates?</text:p>
      <text:p text:style-name="Standard">Input</text:p>
      <text:p text:style-name="Standard">The first line has a integer T (T &lt;=10) represents the number of cases. For each test cases, the first line has two numbers K, N (1 &lt;= K &lt;= 6, 3*K&lt;=N&lt;=18) which show the number of teams and the number of candidates. The second line has N integers A1.. An ,(0&lt;=Ai&lt;=100000) which represents the personal talent or personal skills for each candidates. The following N lines, every line has N integers which is a matrix Wnn. Wij describe the teamwork skill between team member i and j, 0&lt;=Wij&lt;=100000，and Wij=Wji.</text:p>
      <text:p text:style-name="Standard">Output</text:p>
      <text:p text:style-name="Standard">. <text:s text:c="2"/>For every case, output a integer which is maximum score for K teams.</text:p>
      <text:p text:style-name="Standard">Sample Input <text:s text:c="22"/>Output for Sample input</text:p>
      <table:table table:name="表格1" table:style-name="表格1">
        <table:table-column table:style-name="表格1.A"/>
        <table:table-column table:style-name="表格1.B"/>
        <table:table-row table:style-name="表格1.1">
          <table:table-cell table:style-name="表格1.A1" office:value-type="string">
            <text:p text:style-name="Standard">1</text:p>
            <text:p text:style-name="Standard">1 4</text:p>
            <text:p text:style-name="Standard">10 10 10 11</text:p>
            <text:p text:style-name="Standard">0 15 5 0</text:p>
            <text:p text:style-name="Standard">15 0 15 15</text:p>
            <text:p text:style-name="Standard">5 15 0 5</text:p>
            <text:p text:style-name="Standard">0 15 5 0</text:p>
            <text:p text:style-name="Standard"/>
          </table:table-cell>
          <table:table-cell table:style-name="表格1.B1" office:value-type="string">
            <text:p text:style-name="Standard">66</text:p>
          </table:table-cell>
        </table:table-row>
      </table:table>
      <text:h text:style-name="Heading_20_2" text:outline-level="2">题目模型</text:h>
      <text:p text:style-name="Text_20_body"><text:tab/>输入M，N，代表要从N个人中选出M个ACM队(每支队3个人)，每个人自身和这个人与其他两个人的组合都有一个能力值，求选出M支队伍后的最大能力值。</text:p>
      <text:h text:style-name="Heading_20_2" text:outline-level="2"><text:soft-page-break/>题目分析</text:h>
      <text:p text:style-name="Text_20_body"><text:tab/>状态压缩动态规划。用0/1来表示从右往左数的某一位上的人是否选择，0表示选，1表示不选。直接转移整个队的人。因此可以用DFS来枚举所有三个人的状态并计算权值。</text:p>
      <text:p text:style-name="Text_20_body"><text:tab/>可以将权值记为val[ i ]并记录与之相应的状态s[ i ].转移的时候注意最终状态（即选取的3*M个人在最左边的情况），每次转移整支队伍.</text:p>
      <text:p text:style-name="Text_20_body"><text:tab/>状态转移方程 ： f[ i ] = f[ i ^ s[ j ] ] + val[ j ];</text:p>
      <text:p text:style-name="Text_20_body"><text:tab/>可是如果DFS写的不好的话会超时许多吧？或者直接在输入的时候用位压缩的方法记录一下每两个人组队的权值转移时枚举三个人的组合就可以了。</text:p>
      <text:h text:style-name="Heading_20_2" text:outline-level="2">解题过程</text:h>
      <text:p text:style-name="Text_20_body"><text:tab/>比赛的时候想到是动态规划，但是没有注意到这么少的状态是如此明显的状态压缩。更为不幸的是当时觉得N=18的话枚举会超时。所以没有做这道题。看到状态压缩这四个字的时候就囧掉了。不过居然用了一整天来写那个枚举状态的DFS，可能是我DFS练得少了吧，可能实际上做这题还是想写个DFS试试，因为三个的话直接枚举构造状态也未尝不可。</text:p>
      <text:h text:style-name="Heading_20_2" text:outline-level="2">代码</text:h>
      <text:p text:style-name="Text_20_body">//标程的代码</text:p>
      <text:p text:style-name="Text_20_body">#include&lt;iostream&gt; </text:p>
      <text:p text:style-name="Text_20_body">#include &lt;bitset&gt; </text:p>
      <text:p text:style-name="Text_20_body">using namespace std; </text:p>
      <text:p text:style-name="Text_20_body">const int MAXN = (1 &lt;&lt; 18); </text:p>
      <text:p text:style-name="Text_20_body">int w[MAXN], f[MAXN], bcnt[MAXN], g_k, g_n; </text:p>
      <text:p text:style-name="Text_20_body">void reader() </text:p>
      <text:p text:style-name="Text_20_body">{ </text:p>
      <text:p text:style-name="Text_20_body"><text:s text:c="6"/>int i, j, t, a[20]; </text:p>
      <text:p text:style-name="Text_20_body"><text:s text:c="6"/>scanf("%d%d", &amp;g_k, &amp;g_n); </text:p>
      <text:p text:style-name="Text_20_body"><text:s text:c="6"/>for (i = 0; i &lt; g_n; i++) </text:p>
      <text:p text:style-name="Text_20_body"><text:s text:c="12"/>scanf("%d", a + i); </text:p>
      <text:p text:style-name="Text_20_body"><text:s text:c="6"/>for (i = 0; i &lt; g_n; i++) </text:p>
      <text:p text:style-name="Text_20_body"><text:s text:c="6"/>{ </text:p>
      <text:p text:style-name="Text_20_body"><text:s text:c="12"/>for (j = 0; j &lt; g_n; j++) </text:p>
      <text:p text:style-name="Text_20_body"><text:soft-page-break/><text:s text:c="12"/>{ </text:p>
      <text:p text:style-name="Text_20_body"><text:s text:c="18"/>scanf("%d", &amp;t); </text:p>
      <text:p text:style-name="Text_20_body"><text:s text:c="18"/>w[(1 &lt;&lt; i) | (1 &lt;&lt; j)] = 2 * t + a[i] + a[j]; //两个人的权值</text:p>
      <text:p text:style-name="Text_20_body"><text:s text:c="12"/>} </text:p>
      <text:p text:style-name="Text_20_body"><text:s text:c="6"/>} </text:p>
      <text:p text:style-name="Text_20_body">} </text:p>
      <text:p text:style-name="Text_20_body">int work() </text:p>
      <text:p text:style-name="Text_20_body">{ </text:p>
      <text:p text:style-name="Text_20_body"><text:s text:c="6"/>int i, s, res = 0; </text:p>
      <text:p text:style-name="Text_20_body"><text:s text:c="6"/>bool at[20] = {0}; </text:p>
      <text:p text:style-name="Text_20_body"><text:s text:c="6"/>memset(f, 0, sizeof (f)); </text:p>
      <text:p text:style-name="Text_20_body"><text:s text:c="6"/>for (i = 0; i &lt;= g_k; i++) </text:p>
      <text:p text:style-name="Text_20_body"><text:s text:c="12"/>at[3 * i] = true; </text:p>
      <text:p text:style-name="Text_20_body"><text:s text:c="6"/>for (s = 1; s &lt; (1 &lt;&lt; g_n); s++) </text:p>
      <text:p text:style-name="Text_20_body"><text:s text:c="6"/>{ </text:p>
      <text:p text:style-name="Text_20_body"><text:s text:c="12"/>if (at[bcnt[s]]) //某个状态有选择3的倍数个人</text:p>
      <text:p text:style-name="Text_20_body"><text:s text:c="12"/>{ </text:p>
      <text:p text:style-name="Text_20_body"><text:s text:c="18"/>int b0 = s&amp;-s; </text:p>
      <text:p text:style-name="Text_20_body"><text:s text:c="18"/>int s1 = s^b0; </text:p>
      <text:p text:style-name="Text_20_body"><text:s text:c="18"/>while (s1) </text:p>
      <text:p text:style-name="Text_20_body"><text:s text:c="18"/>{ </text:p>
      <text:p text:style-name="Text_20_body"><text:s text:c="24"/>int b1 = s1&amp;-s1; //取s1最右边的1</text:p>
      <text:p text:style-name="Text_20_body"><text:s text:c="24"/>s1 ^= b1; //去掉s1最右边的那个1</text:p>
      <text:p text:style-name="Text_20_body"><text:s text:c="24"/>int s2 = s1; </text:p>
      <text:p text:style-name="Text_20_body"><text:s text:c="24"/>while (s2) </text:p>
      <text:p text:style-name="Text_20_body"><text:s text:c="24"/>{ </text:p>
      <text:p text:style-name="Text_20_body"><text:s text:c="30"/>int b2 = s2&amp;-s2; //取s2最右边的1</text:p>
      <text:p text:style-name="Text_20_body"><text:s text:c="30"/>s2 ^= b2; </text:p>
      <text:p text:style-name="Text_20_body"><text:s text:c="30"/>int t = w[b0 | b1] + w[b0 | b2] + w[b1 | b2] + f[s^b0^b1^b2]; </text:p>
      <text:p text:style-name="Text_20_body"><text:tab/><text:tab/><text:tab/><text:tab/>//以上的重复计算会在答案里除以来解决。</text:p>
      <text:p text:style-name="Text_20_body"><text:s text:c="30"/>if (f[s] &lt; t)f[s] = t; </text:p>
      <text:p text:style-name="Text_20_body"><text:soft-page-break/><text:s text:c="24"/>} </text:p>
      <text:p text:style-name="Text_20_body"><text:s text:c="18"/>} </text:p>
      <text:p text:style-name="Text_20_body"><text:s text:c="18"/>if (res &lt; f[s])res = f[s]; </text:p>
      <text:p text:style-name="Text_20_body"><text:s text:c="12"/>} </text:p>
      <text:p text:style-name="Text_20_body"><text:s text:c="6"/>} </text:p>
      <text:p text:style-name="Text_20_body"><text:s text:c="6"/>return res; </text:p>
      <text:p text:style-name="Text_20_body">} </text:p>
      <text:p text:style-name="Text_20_body">int main() </text:p>
      <text:p text:style-name="Text_20_body">{ </text:p>
      <text:p text:style-name="Text_20_body"><text:s text:c="6"/>int s, t; </text:p>
      <text:p text:style-name="Text_20_body"><text:s text:c="6"/>bcnt[0] = 0; </text:p>
      <text:p text:style-name="Text_20_body"><text:s text:c="6"/>for (s = 1; s &lt; MAXN; s++) //计算某个状态有多少个1</text:p>
      <text:p text:style-name="Text_20_body"><text:s text:c="12"/>bcnt[s] = bcnt[s &gt;&gt; 1]+(s &amp; 1); </text:p>
      <text:p text:style-name="Text_20_body"><text:s text:c="6"/>scanf("%d", &amp;t); </text:p>
      <text:p text:style-name="Text_20_body"><text:s text:c="6"/>while (t--) </text:p>
      <text:p text:style-name="Text_20_body"><text:s text:c="6"/>{ </text:p>
      <text:p text:style-name="Text_20_body"><text:s text:c="12"/>reader(); </text:p>
      <text:p text:style-name="Text_20_body"><text:s text:c="12"/>int res = work(); </text:p>
      <text:p text:style-name="Text_20_body"><text:s text:c="12"/>printf("%d\n", res / 2); </text:p>
      <text:p text:style-name="Text_20_body"><text:s text:c="6"/>} </text:p>
      <text:p text:style-name="Text_20_body"><text:s text:c="6"/>return 0; </text:p>
      <text:p text:style-name="Text_20_body">}</text:p>
      <text:p text:style-name="Text_20_body"/>
      <text:p text:style-name="Text_20_body">//超时的DFS</text:p>
      <text:p text:style-name="Text_20_body">/*</text:p>
      <text:p text:style-name="Text_20_body"><text:s text:c="2"/>HNU 2011 E</text:p>
      <text:p text:style-name="Text_20_body"><text:s text:c="2"/>write by Gestapolur</text:p>
      <text:p text:style-name="Text_20_body"><text:s text:c="2"/>daily training</text:p>
      <text:p text:style-name="Text_20_body"><text:s text:c="2"/>2011-06-15</text:p>
      <text:p text:style-name="Text_20_body">*/</text:p>
      <text:p text:style-name="Text_20_body">#include&lt;fstream&gt;</text:p>
      <text:p text:style-name="Text_20_body">#define MAXN 1048577</text:p>
      <text:p text:style-name="Text_20_body"><text:soft-page-break/>using namespace std;</text:p>
      <text:p text:style-name="Text_20_body"/>
      <text:p text:style-name="Text_20_body">ifstream cin("1.in");</text:p>
      <text:p text:style-name="Text_20_body">ofstream cout("1.ans");</text:p>
      <text:p text:style-name="Text_20_body"/>
      <text:p text:style-name="Text_20_body">int s[ MAXN ] , pos[ MAXN ] , con[ MAXN ];</text:p>
      <text:p text:style-name="Text_20_body">int f[ MAXN ];</text:p>
      <text:p text:style-name="Text_20_body">int w[ 20 ] , c[ 20 ][ 20 ] , val[ MAXN ];</text:p>
      <text:p text:style-name="Text_20_body">int n,m,tp,fst,tot,ans;</text:p>
      <text:p text:style-name="Text_20_body"/>
      <text:p text:style-name="Text_20_body">void bin( int x )</text:p>
      <text:p text:style-name="Text_20_body">{</text:p>
      <text:p text:style-name="Text_20_body"><text:s text:c="2"/>while( x )</text:p>
      <text:p text:style-name="Text_20_body"><text:s text:c="4"/>{</text:p>
      <text:p text:style-name="Text_20_body"><text:s text:c="6"/>cout&lt;&lt;x%2;</text:p>
      <text:p text:style-name="Text_20_body"><text:s text:c="6"/>x &gt;&gt;= 1 ;</text:p>
      <text:p text:style-name="Text_20_body"><text:s text:c="4"/>}</text:p>
      <text:p text:style-name="Text_20_body"><text:s text:c="2"/>cout&lt;&lt;"\n";</text:p>
      <text:p text:style-name="Text_20_body"><text:s text:c="2"/>return ;</text:p>
      <text:p text:style-name="Text_20_body">}</text:p>
      <text:p text:style-name="Text_20_body"/>
      <text:p text:style-name="Text_20_body">void gen( int x )</text:p>
      <text:p text:style-name="Text_20_body">{</text:p>
      <text:p text:style-name="Text_20_body"><text:s text:c="2"/>int i , p , now , cnt ;</text:p>
      <text:p text:style-name="Text_20_body"/>
      <text:p text:style-name="Text_20_body"><text:s text:c="2"/>for( i = 1 ; i &lt;= fst ; ++ i)</text:p>
      <text:p text:style-name="Text_20_body"><text:s text:c="4"/>pos[ i ] = 0 , con[ i ] = 0 ;</text:p>
      <text:p text:style-name="Text_20_body"><text:s text:c="2"/></text:p>
      <text:p text:style-name="Text_20_body"><text:s text:c="2"/>p = x ;now = 1 &lt;&lt; x - 1 ;con[ now ] = 1 ;pos[ now ] = 1;</text:p>
      <text:p text:style-name="Text_20_body"/>
      <text:p text:style-name="Text_20_body"><text:s text:c="2"/>while( p &gt; 0 )</text:p>
      <text:p text:style-name="Text_20_body"><text:s text:c="4"/>{</text:p>
      <text:p text:style-name="Text_20_body"><text:s text:c="6"/>if( p &lt; n and con[ now ] &lt; 3 )</text:p>
      <text:p text:style-name="Text_20_body"><text:soft-page-break/><text:tab/>{</text:p>
      <text:p text:style-name="Text_20_body"><text:tab/> <text:s/>pos[ now ] = ++p; //p is the last digit that sequence in</text:p>
      <text:p text:style-name="Text_20_body"><text:tab/> <text:s/>now |= 1 &lt;&lt; p - 1 <text:s/>;</text:p>
      <text:p text:style-name="Text_20_body"><text:tab/> <text:s/>con[ now ] = con[ now ^ ( 1 &lt;&lt; p - 1 ) ] + 1;</text:p>
      <text:p text:style-name="Text_20_body"><text:tab/>}</text:p>
      <text:p text:style-name="Text_20_body"><text:s text:c="6"/>else</text:p>
      <text:p text:style-name="Text_20_body"><text:tab/>{</text:p>
      <text:p text:style-name="Text_20_body"><text:tab/> <text:s/>//count the value</text:p>
      <text:p text:style-name="Text_20_body"><text:tab/> <text:s/>if( con[ now ] == 3 )</text:p>
      <text:p text:style-name="Text_20_body"><text:tab/> <text:s text:c="3"/>{</text:p>
      <text:p text:style-name="Text_20_body"><text:tab/> <text:s text:c="5"/>s[ ++ tot ] = now;</text:p>
      <text:p text:style-name="Text_20_body"><text:tab/> <text:s text:c="5"/>int tmp[ 4 ];</text:p>
      <text:p text:style-name="Text_20_body"><text:tab/> <text:s text:c="5"/>for ( i = 0 ; i &lt;= 3 ; ++ i )</text:p>
      <text:p text:style-name="Text_20_body"><text:tab/><text:tab/>tmp[ i ] = 0;</text:p>
      <text:p text:style-name="Text_20_body"><text:tab/> <text:s text:c="5"/>i = now ; cnt = 0 ;</text:p>
      <text:p text:style-name="Text_20_body"><text:tab/> <text:s text:c="5"/>while( i )</text:p>
      <text:p text:style-name="Text_20_body"><text:tab/><text:tab/>{</text:p>
      <text:p text:style-name="Text_20_body"><text:tab/><text:tab/> <text:s/>++cnt;</text:p>
      <text:p text:style-name="Text_20_body"><text:tab/><text:tab/> <text:s/>if( i % 2 )</text:p>
      <text:p text:style-name="Text_20_body"><text:tab/><text:tab/> <text:s text:c="3"/>tmp[ ++ tmp[ 0 ] ] = cnt;</text:p>
      <text:p text:style-name="Text_20_body"><text:tab/><text:tab/> <text:s/>i&gt;&gt;=1;</text:p>
      <text:p text:style-name="Text_20_body"><text:tab/><text:tab/>}</text:p>
      <text:p text:style-name="Text_20_body"><text:tab/> <text:s text:c="5"/>val[ tot ] = w[ tmp[ 1 ] ] + w[ tmp[ 2 ] ] + w[ tmp[ 3 ] ] </text:p>
      <text:p text:style-name="Text_20_body"><text:tab/><text:tab/>+ c[ tmp[ 1 ] ][ tmp[ 2 ] ] + c[ tmp[ 2 ] ][ tmp[ 3 ] ] + c[ tmp[ 1 ] ][ tmp[ 3 ] ];</text:p>
      <text:p text:style-name="Text_20_body"><text:tab/> <text:s text:c="3"/>}</text:p>
      <text:p text:style-name="Text_20_body"><text:tab/> <text:s/>//decrease the leftest 1 digit</text:p>
      <text:p text:style-name="Text_20_body"><text:tab/> <text:s/>i = 0 ;</text:p>
      <text:p text:style-name="Text_20_body"><text:tab/> <text:s/>while( 1 &lt;&lt; i &lt; now )</text:p>
      <text:p text:style-name="Text_20_body"><text:tab/> <text:s text:c="3"/>++ i;</text:p>
      <text:p text:style-name="Text_20_body"><text:tab/> <text:s/>if( i ) -- i;</text:p>
      <text:p text:style-name="Text_20_body"><text:tab/> <text:s/>now ^= 1 &lt;&lt; i;</text:p>
      <text:p text:style-name="Text_20_body"><text:tab/> <text:s/>p = pos[ now ];</text:p>
      <text:p text:style-name="Text_20_body"><text:tab/>}</text:p>
      <text:p text:style-name="Text_20_body"><text:s text:c="4"/>}</text:p>
      <text:p text:style-name="Text_20_body"><text:s text:c="2"/>return ;</text:p>
      <text:p text:style-name="Text_20_body"><text:soft-page-break/>}</text:p>
      <text:p text:style-name="Text_20_body"/>
      <text:p text:style-name="Text_20_body">int main()</text:p>
      <text:p text:style-name="Text_20_body">{</text:p>
      <text:p text:style-name="Text_20_body"><text:s text:c="2"/>int t,i,j;</text:p>
      <text:p text:style-name="Text_20_body"><text:s text:c="2"/>cin&gt;&gt;t;</text:p>
      <text:p text:style-name="Text_20_body"><text:s text:c="2"/>while ( t &gt; 0 )</text:p>
      <text:p text:style-name="Text_20_body"><text:s text:c="4"/>{</text:p>
      <text:p text:style-name="Text_20_body"><text:s text:c="6"/>cin&gt;&gt;m&gt;&gt;n;</text:p>
      <text:p text:style-name="Text_20_body"><text:s text:c="6"/>fst = (1 &lt;&lt; n) - 1 &gt;&gt; ( n - 3 * m ) &lt;&lt; ( n - 3 * m );</text:p>
      <text:p text:style-name="Text_20_body"><text:s text:c="6"/>//cout&lt;&lt;fst&lt;&lt;" ";bin( fst );</text:p>
      <text:p text:style-name="Text_20_body"><text:s text:c="6"/>//clear</text:p>
      <text:p text:style-name="Text_20_body"><text:s text:c="6"/>for( i = 0 ; i &lt;= fst ; ++ i)</text:p>
      <text:p text:style-name="Text_20_body"><text:tab/>f[ i ] = 0;</text:p>
      <text:p text:style-name="Text_20_body"><text:s text:c="6"/></text:p>
      <text:p text:style-name="Text_20_body"><text:s text:c="6"/>for( i = 1 ; i &lt;= n ; ++ i)</text:p>
      <text:p text:style-name="Text_20_body"><text:tab/>cin&gt;&gt;w[ i ];</text:p>
      <text:p text:style-name="Text_20_body"><text:s text:c="6"/>for( i = 1 ; i &lt;= n ; ++ i )</text:p>
      <text:p text:style-name="Text_20_body"><text:tab/>for( j = 1 ; j &lt;= n ; ++ j )</text:p>
      <text:p text:style-name="Text_20_body"><text:tab/> <text:s/>cin&gt;&gt;c[ i ][ j ];</text:p>
      <text:p text:style-name="Text_20_body"><text:s text:c="6"/>tot = 0;</text:p>
      <text:p text:style-name="Text_20_body"/>
      <text:p text:style-name="Text_20_body"><text:s text:c="6"/>for( i = 1 ; i &lt;= n - m + 1 ; ++ i )</text:p>
      <text:p text:style-name="Text_20_body"><text:tab/>gen( i );</text:p>
      <text:p text:style-name="Text_20_body"><text:s text:c="6"/>/*</text:p>
      <text:p text:style-name="Text_20_body"><text:s text:c="6"/>cout&lt;&lt;" tot "&lt;&lt;tot&lt;&lt;"\n";</text:p>
      <text:p text:style-name="Text_20_body"><text:s text:c="6"/>for( i = 1 ; i &lt;= tot ; ++ i )</text:p>
      <text:p text:style-name="Text_20_body"><text:tab/>{</text:p>
      <text:p text:style-name="Text_20_body"><text:tab/> <text:s/>cout&lt;&lt;s[ i ]&lt;&lt;" "&lt;&lt;val[ i ]&lt;&lt;" ";</text:p>
      <text:p text:style-name="Text_20_body"><text:tab/> <text:s/>bin( s[ i ] );</text:p>
      <text:p text:style-name="Text_20_body"><text:tab/>}</text:p>
      <text:p text:style-name="Text_20_body"><text:s text:c="6"/></text:p>
      <text:p text:style-name="Text_20_body"><text:s text:c="6"/>cout&lt;&lt;"-----------\n";</text:p>
      <text:p text:style-name="Text_20_body"><text:soft-page-break/><text:s text:c="6"/>*/</text:p>
      <text:p text:style-name="Text_20_body"><text:s text:c="6"/>//dynamci programming</text:p>
      <text:p text:style-name="Text_20_body"><text:s text:c="6"/>ans = 0 ;</text:p>
      <text:p text:style-name="Text_20_body"><text:s text:c="6"/>for( i = 1 ; i &lt;= fst ; ++ i)</text:p>
      <text:p text:style-name="Text_20_body"><text:tab/>{</text:p>
      <text:p text:style-name="Text_20_body"><text:tab/> <text:s/>for( j = 1 ; j &lt;= tot ; ++ j )</text:p>
      <text:p text:style-name="Text_20_body"><text:tab/> <text:s text:c="3"/>if( (i &amp; s[ j ]) == s[ j ] and f[ i ] &lt; f[ i ^ s[ j ] ] + val[ j ] )</text:p>
      <text:p text:style-name="Text_20_body"><text:tab/> <text:s text:c="5"/>{</text:p>
      <text:p text:style-name="Text_20_body"><text:tab/><text:tab/>f[ i ] = f[ i ^ s[ j ] ] + val[ j ];</text:p>
      <text:p text:style-name="Text_20_body"><text:tab/><text:tab/>//cout&lt;&lt;i&lt;&lt;" "&lt;&lt;j&lt;&lt;" ";bin( i );</text:p>
      <text:p text:style-name="Text_20_body"><text:tab/> <text:s text:c="5"/>}</text:p>
      <text:p text:style-name="Text_20_body"><text:tab/> <text:s/>if( ans &lt; f[ i ])</text:p>
      <text:p text:style-name="Text_20_body"><text:tab/> <text:s text:c="3"/>ans = f[ i ];//cout&lt;&lt;i&lt;&lt;" ";bin(i);}</text:p>
      <text:p text:style-name="Text_20_body"><text:tab/>}</text:p>
      <text:p text:style-name="Text_20_body"><text:s text:c="6"/>cout&lt;&lt;ans&lt;&lt;"\n";</text:p>
      <text:p text:style-name="Text_20_body"><text:s text:c="6"/>//clear</text:p>
      <text:p text:style-name="Text_20_body"><text:s text:c="6"/>-- t;</text:p>
      <text:p text:style-name="Text_20_body"><text:s text:c="4"/>}</text:p>
      <text:p text:style-name="Text_20_body"><text:s text:c="2"/>return 0;</text:p>
      <text:p text:style-name="Text_20_bo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宋体" svg:font-family="宋体, SimSu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roid Sans Fallback" style:font-size-asian="14pt" style:font-name-complex="Droid Sans Fallback"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style:next-style-name="Text_20_body" style:default-outline-level="2" style:class="text">
      <style:paragraph-properties fo:margin-top="0.494cm" fo:margin-bottom="0.494cm" fo:text-align="start" style:justify-single-word="false" fo:orphans="2" fo:widows="2"/>
      <style:text-properties style:font-name="Arial Unicode MS" fo:font-size="18pt" fo:font-weight="bold" style:letter-kerning="true" style:font-name-asian="Arial Unicode MS" style:font-size-asian="18pt" style:font-weight-asian="bold"/>
    </style:style>
    <style:style style:name="Heading_20_1_20__28_user_29_" style:display-name="Heading 1 (user)" style:family="paragraph" style:parent-style-name="Standard" style:next-style-name="Standard">
      <style:paragraph-properties fo:text-align="start" style:justify-single-word="false" style:text-autospace="none"/>
      <style:text-properties style:font-name="Arial" fo:font-size="10pt" style:letter-kerning="true" style:font-size-asian="10pt"/>
    </style:style>
    <style:style style:name="Default" style:family="paragraph">
      <style:paragraph-properties fo:orphans="0" fo:widows="0" style:text-autospace="none"/>
      <style:text-properties fo:color="#000000" style:font-name="Arial" fo:font-size="12pt" fo:language="en" fo:country="US" style:font-name-asian="宋体" style:font-size-asian="12pt" style:language-asian="zh" style:country-asian="CN" style:font-name-complex="Times New Roman" style:font-size-complex="10pt" style:language-complex="ar" style:country-complex="SA"/>
    </style:style>
    <style:style style:name="Heading_20_3" style:display-name="Heading 3" style:family="paragraph" style:parent-style-name="Standard" style:next-style-name="Text_20_body" style:default-outline-level="3" style:class="text">
      <style:paragraph-properties fo:margin-top="0.494cm" fo:margin-bottom="0.494cm" fo:text-align="start" style:justify-single-word="false" fo:orphans="2" fo:widows="2"/>
      <style:text-properties style:font-name="Arial Unicode MS" fo:font-size="13.5pt" fo:font-weight="bold" style:letter-kerning="true" style:font-name-asian="Arial Unicode MS" style:font-size-asian="13.5pt"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stapolur </meta:initial-creator>
    <meta:creation-date>2011-06-21T20:47:15</meta:creation-date>
    <dc:date>2011-06-22T13:34:05</dc:date>
    <dc:creator>gestapolur </dc:creator>
    <meta:editing-duration>PT16H00M07S</meta:editing-duration>
    <meta:editing-cycles>5</meta:editing-cycles>
    <meta:generator>OpenOffice.org/3.2$Linux OpenOffice.org_project/320m12$Build-9483</meta:generator>
    <meta:document-statistic meta:table-count="1" meta:image-count="0" meta:object-count="0" meta:page-count="8" meta:paragraph-count="224" meta:word-count="1486" meta:character-count="6323"/>
  </office:meta>
</office:document-meta>
</file>